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LECTION OF THE SEVEN DEACONS (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LECTION OF THE SEVEN DEACONS (6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laint to the church leaders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erence of the church leaders (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nference of the church leaders (6:2-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dilemma (6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decision (6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uties (6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SELECTION OF THE SEVEN DEACONS (6:1-7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mplaint to the church leaders (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nference of the church leaders (6:2-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oice by the church leaders (6:5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choice by the church leaders (6:5-7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individuals (6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installation (6: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increase (6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SELECTION OF THE SEVEN DEACONS (6:1-7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complaint to the church leaders (6: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conference of the church leaders (6:2-4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hoice by the church leaders (6:5-7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SELECTION OF THE SEVEN DEACONS (6:1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SLANDER AGAINST THE ONE DEACON (6:8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SLANDER AGAINST THE ONE DEACON (6:8-15)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racles by Stephen (6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alice against Stephen (6:9-1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malice against Stephen (6:9-14)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Who (6:9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Why (6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What (6:11-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What (6:11-14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at Jesus will destroy the Temple of God (6:13a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at Jesus will destroy the law of God (6:11-12, 13b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malice against Stephen (6:9-14)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Who (6:9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Why (6:1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What (6:11-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2-tx-Title-and-Text" presentation:presentation-page-layout-name="Master1-PPL12" draw:id="Slide-267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LANDER AGAINST THE ONE DEACON (6:8-15)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miracles by Stephen (6: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malice against Stephen (6:9-1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meekness of Stephen (6:1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ACTS 6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ELECTION OF THE SEVEN DEACONS (6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LANDER AGAINST THE ONE DEACON (6:8-1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6 </dc:title>
    <meta:initial-creator>David STRICKLAND</meta:initial-creator>
    <dc:creator>David STRICKLAND</dc:creator>
    <meta:creation-date>2020-02-22T19:25:42Z</meta:creation-date>
    <dc:date>2020-02-22T19:25:42Z</dc:date>
    <meta:template xlink:href="BibleStudy" xlink:type="simple"/>
    <meta:editing-cycles>1</meta:editing-cycles>
    <meta:editing-duration>PT0S</meta:editing-duration>
    <meta:document-statistic meta:paragraph-count="45" meta:word-count="349"/>
  </office:meta>
</office:document-meta>
</file>